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1.0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8" calcext:value-type="float">
            <text:p>2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2" calcext:value-type="float">
            <text:p>3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6" calcext:value-type="float">
            <text:p>4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4" calcext:value-type="float">
            <text:p>2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8" calcext:value-type="float">
            <text:p>28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2" calcext:value-type="float">
            <text:p>3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4" calcext:value-type="float">
            <text:p>38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6" calcext:value-type="float">
            <text:p>4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8" calcext:value-type="float">
            <text:p>4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0" calcext:value-type="float">
            <text:p>48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8" calcext:value-type="float">
            <text:p>28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2" calcext:value-type="float">
            <text:p>35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6" calcext:value-type="float">
            <text:p>41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8" calcext:value-type="float">
            <text:p>44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4" calcext:value-type="float">
            <text:p>2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8" calcext:value-type="float">
            <text:p>2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2" calcext:value-type="float">
            <text:p>35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84" calcext:value-type="float">
            <text:p>38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6" calcext:value-type="float">
            <text:p>4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8" calcext:value-type="float">
            <text:p>4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80" calcext:value-type="float">
            <text:p>4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2" calcext:value-type="float">
            <text:p>19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8" calcext:value-type="float">
            <text:p>28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52" calcext:value-type="float">
            <text:p>35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84" calcext:value-type="float">
            <text:p>38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16" calcext:value-type="float">
            <text:p>4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8" calcext:value-type="float">
            <text:p>4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4" calcext:value-type="float">
            <text:p>22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6" calcext:value-type="float">
            <text:p>25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8" calcext:value-type="float">
            <text:p>28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20" calcext:value-type="float">
            <text:p>32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52" calcext:value-type="float">
            <text:p>35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84" calcext:value-type="float">
            <text:p>38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16" calcext:value-type="float">
            <text:p>41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48" calcext:value-type="float">
            <text:p>44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80" calcext:value-type="float">
            <text:p>48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88" calcext:value-type="float">
            <text:p>28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20" calcext:value-type="float">
            <text:p>32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52" calcext:value-type="float">
            <text:p>35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6" calcext:value-type="float">
            <text:p>41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48" calcext:value-type="float">
            <text:p>44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80" calcext:value-type="float">
            <text:p>48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6" calcext:value-type="float">
            <text:p>9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60" calcext:value-type="float">
            <text:p>16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2" calcext:value-type="float">
            <text:p>19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88" calcext:value-type="float">
            <text:p>28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52" calcext:value-type="float">
            <text:p>35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84" calcext:value-type="float">
            <text:p>38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16" calcext:value-type="float">
            <text:p>41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8" calcext:value-type="float">
            <text:p>44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4" calcext:value-type="float">
            <text:p>6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2" calcext:value-type="float">
            <text:p>19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20" calcext:value-type="float">
            <text:p>32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52" calcext:value-type="float">
            <text:p>35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84" calcext:value-type="float">
            <text:p>38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16" calcext:value-type="float">
            <text:p>416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48" calcext:value-type="float">
            <text:p>44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0" calcext:value-type="float">
            <text:p>48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6" calcext:value-type="float">
            <text:p>9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2" calcext:value-type="float">
            <text:p>19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4" calcext:value-type="float">
            <text:p>2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6" calcext:value-type="float">
            <text:p>25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2" calcext:value-type="float">
            <text:p>35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84" calcext:value-type="float">
            <text:p>38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16" calcext:value-type="float">
            <text:p>41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48" calcext:value-type="float">
            <text:p>44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80" calcext:value-type="float">
            <text:p>4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6" calcext:value-type="float">
            <text:p>9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8" calcext:value-type="float">
            <text:p>12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0" calcext:value-type="float">
            <text:p>16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24" calcext:value-type="float">
            <text:p>22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6" calcext:value-type="float">
            <text:p>25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88" calcext:value-type="float">
            <text:p>28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20" calcext:value-type="float">
            <text:p>32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84" calcext:value-type="float">
            <text:p>38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16" calcext:value-type="float">
            <text:p>41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48" calcext:value-type="float">
            <text:p>44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0" calcext:value-type="float">
            <text:p>48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2" calcext:value-type="float">
            <text:p>3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6" calcext:value-type="float">
            <text:p>96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8" calcext:value-type="float">
            <text:p>12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" calcext:value-type="float">
            <text:p>16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24" calcext:value-type="float">
            <text:p>22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88" calcext:value-type="float">
            <text:p>28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20" calcext:value-type="float">
            <text:p>32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52" calcext:value-type="float">
            <text:p>35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6" calcext:value-type="float">
            <text:p>416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8" calcext:value-type="float">
            <text:p>44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0" calcext:value-type="float">
            <text:p>4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2" calcext:value-type="float">
            <text:p>3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6" calcext:value-type="float">
            <text:p>9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60" calcext:value-type="float">
            <text:p>16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92" calcext:value-type="float">
            <text:p>19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6" calcext:value-type="float">
            <text:p>25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88" calcext:value-type="float">
            <text:p>28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20" calcext:value-type="float">
            <text:p>32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52" calcext:value-type="float">
            <text:p>35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84" calcext:value-type="float">
            <text:p>38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8" calcext:value-type="float">
            <text:p>44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80" calcext:value-type="float">
            <text:p>48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2" calcext:value-type="float">
            <text:p>32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4" calcext:value-type="float">
            <text:p>6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6" calcext:value-type="float">
            <text:p>9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8" calcext:value-type="float">
            <text:p>12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" calcext:value-type="float">
            <text:p>16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2" calcext:value-type="float">
            <text:p>192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20" calcext:value-type="float">
            <text:p>32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52" calcext:value-type="float">
            <text:p>352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4" calcext:value-type="float">
            <text:p>38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16" calcext:value-type="float">
            <text:p>41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80" calcext:value-type="float">
            <text:p>48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2" calcext:value-type="float">
            <text:p>3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6" calcext:value-type="float">
            <text:p>96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92" calcext:value-type="float">
            <text:p>19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4" calcext:value-type="float">
            <text:p>22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88" calcext:value-type="float">
            <text:p>28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52" calcext:value-type="float">
            <text:p>35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84" calcext:value-type="float">
            <text:p>38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16" calcext:value-type="float">
            <text:p>416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48" calcext:value-type="float">
            <text:p>44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0000-00-00T12:11:24.62190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MacOSX_x86 LibreOffice_project/1c1366bba2ba2b554cd2ca4d87c06da81c05d24</meta:generator>
    <dc:date>2014-04-28T12:11:44.681284000</dc:date>
    <meta:editing-duration>P0D</meta:editing-duration>
    <meta:editing-cycles>1</meta:editing-cycles>
    <meta:document-statistic meta:table-count="1" meta:cell-count="1792" meta:object-count="0"/>
  </office:meta>
</office:document-meta>
</file>